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solid" draw:fill-color="#00cc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svg:stroke-color="#000000" draw:marker-end="Arrow" draw:marker-end-width="0.05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2.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0.762cm" svg:height="0.762cm" svg:x="5.418cm" svg:y="3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0.762cm" svg:height="0.762cm" svg:x="5.419cm" svg:y="3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762cm" svg:height="0.762cm" svg:x="5.419cm" svg:y="4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762cm" svg:height="0.762cm" svg:x="5.41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762cm" svg:height="0.762cm" svg:x="8.32cm" svg:y="3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762cm" svg:height="0.762cm" svg:x="8.32cm" svg:y="4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" draw:id="id1" draw:layer="layout" svg:width="0.762cm" svg:height="0.762cm" svg:x="2.62cm" svg:y="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" draw:id="id3" draw:layer="layout" svg:width="0.762cm" svg:height="0.762cm" svg:x="2.62cm" svg:y="4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" draw:id="id4" draw:layer="layout" svg:width="0.762cm" svg:height="0.762cm" svg:x="2.62cm" svg:y="5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3.382cm" svg:y1="3.842cm" svg:x2="5.418cm" svg:y2="3.44cm" draw:start-shape="id1" draw:start-glue-point="10" draw:end-shape="id2" draw:end-glue-point="6" svg:d="M3382 3842l2036-402" svg:viewBox="0 0 2037 403">
            <text:p/>
          </draw:connector>
          <draw:connector draw:style-name="gr4" draw:text-style-name="P4" draw:layer="layout" draw:type="line" svg:x1="3.382cm" svg:y1="4.642cm" svg:x2="5.418cm" svg:y2="3.44cm" draw:start-shape="id3" draw:start-glue-point="10" draw:end-shape="id2" draw:end-glue-point="6" svg:d="M3382 4642l2036-1202" svg:viewBox="0 0 2037 1203">
            <text:p/>
          </draw:connector>
          <draw:connector draw:style-name="gr4" draw:text-style-name="P4" draw:layer="layout" draw:type="line" svg:x1="3.382cm" svg:y1="5.442cm" svg:x2="5.418cm" svg:y2="3.44cm" draw:start-shape="id4" draw:start-glue-point="10" draw:end-shape="id2" draw:end-glue-point="6" svg:d="M3382 5442l2036-2002" svg:viewBox="0 0 2037 2003">
            <text:p/>
          </draw:connector>
          <draw:connector draw:style-name="gr4" draw:text-style-name="P4" draw:layer="layout" draw:type="line" svg:x1="3.382cm" svg:y1="3.842cm" svg:x2="5.419cm" svg:y2="4.241cm" draw:start-shape="id1" draw:start-glue-point="10" draw:end-shape="id5" draw:end-glue-point="6" svg:d="M3382 3842l2037 399" svg:viewBox="0 0 2038 400">
            <text:p/>
          </draw:connector>
          <draw:connector draw:style-name="gr4" draw:text-style-name="P4" draw:layer="layout" draw:type="line" svg:x1="3.382cm" svg:y1="4.642cm" svg:x2="5.419cm" svg:y2="4.241cm" draw:start-shape="id3" draw:start-glue-point="10" draw:end-shape="id5" draw:end-glue-point="6" svg:d="M3382 4642l2037-401" svg:viewBox="0 0 2038 402">
            <text:p/>
          </draw:connector>
          <draw:connector draw:style-name="gr4" draw:text-style-name="P4" draw:layer="layout" draw:type="line" svg:x1="3.382cm" svg:y1="5.442cm" svg:x2="5.419cm" svg:y2="4.241cm" draw:start-shape="id4" draw:start-glue-point="10" draw:end-shape="id5" draw:end-glue-point="6" svg:d="M3382 5442l2037-1201" svg:viewBox="0 0 2038 1202">
            <text:p/>
          </draw:connector>
          <draw:connector draw:style-name="gr4" draw:text-style-name="P4" draw:layer="layout" draw:type="line" svg:x1="6.18cm" svg:y1="3.44cm" svg:x2="8.32cm" svg:y2="4.242cm" draw:start-shape="id2" draw:start-glue-point="10" draw:end-shape="id6" draw:end-glue-point="6" svg:d="M6180 3440l2140 802" svg:viewBox="0 0 2141 803">
            <text:p/>
          </draw:connector>
          <draw:connector draw:style-name="gr4" draw:text-style-name="P4" draw:layer="layout" draw:type="line" svg:x1="6.18cm" svg:y1="3.44cm" svg:x2="8.32cm" svg:y2="5.042cm" draw:start-shape="id2" draw:start-glue-point="10" draw:end-shape="id7" draw:end-glue-point="6" svg:d="M6180 3440l2140 1602" svg:viewBox="0 0 2141 1603">
            <text:p/>
          </draw:connector>
          <draw:connector draw:style-name="gr4" draw:text-style-name="P4" draw:layer="layout" draw:type="line" svg:x1="6.181cm" svg:y1="4.241cm" svg:x2="8.32cm" svg:y2="4.242cm" draw:start-shape="id5" draw:start-glue-point="10" draw:end-shape="id6" draw:end-glue-point="6" svg:d="M6181 4241l2139 1" svg:viewBox="0 0 2140 2">
            <text:p/>
          </draw:connector>
          <draw:connector draw:style-name="gr4" draw:text-style-name="P4" draw:layer="layout" draw:type="line" svg:x1="6.181cm" svg:y1="4.241cm" svg:x2="8.32cm" svg:y2="5.042cm" draw:start-shape="id5" draw:start-glue-point="10" draw:end-shape="id7" draw:end-glue-point="6" svg:d="M6181 4241l2139 801" svg:viewBox="0 0 2140 802">
            <text:p/>
          </draw:connector>
          <draw:connector draw:style-name="gr4" draw:text-style-name="P4" draw:layer="layout" draw:type="line" svg:x1="6.181cm" svg:y1="5.041cm" svg:x2="8.32cm" svg:y2="4.242cm" draw:start-shape="id8" draw:start-glue-point="10" draw:end-shape="id6" draw:end-glue-point="6" svg:d="M6181 5041l2139-799" svg:viewBox="0 0 2140 800">
            <text:p/>
          </draw:connector>
          <draw:connector draw:style-name="gr4" draw:text-style-name="P4" draw:layer="layout" draw:type="line" svg:x1="6.181cm" svg:y1="5.041cm" svg:x2="8.32cm" svg:y2="5.042cm" draw:start-shape="id8" draw:start-glue-point="10" draw:end-shape="id7" draw:end-glue-point="6" svg:d="M6181 5041l2139 1" svg:viewBox="0 0 2140 2">
            <text:p/>
          </draw:connector>
          <draw:connector draw:style-name="gr4" draw:text-style-name="P4" draw:layer="layout" draw:type="line" svg:x1="6.181cm" svg:y1="5.841cm" svg:x2="8.32cm" svg:y2="4.242cm" draw:start-shape="id9" draw:start-glue-point="10" draw:end-shape="id6" draw:end-glue-point="6" svg:d="M6181 5841l2139-1599" svg:viewBox="0 0 2140 1600">
            <text:p/>
          </draw:connector>
          <draw:connector draw:style-name="gr4" draw:text-style-name="P4" draw:layer="layout" draw:type="line" svg:x1="6.181cm" svg:y1="5.841cm" svg:x2="8.32cm" svg:y2="5.042cm" draw:start-shape="id9" draw:start-glue-point="10" draw:end-shape="id7" draw:end-glue-point="6" svg:d="M6181 5841l2139-799" svg:viewBox="0 0 2140 800">
            <text:p/>
          </draw:connector>
          <draw:connector draw:style-name="gr5" draw:text-style-name="P4" draw:layer="layout" draw:type="line" svg:x1="9.082cm" svg:y1="4.242cm" svg:x2="10.183cm" svg:y2="4.243cm" draw:start-shape="id6" draw:start-glue-point="10" svg:d="M9082 4242l1101 1" svg:viewBox="0 0 1102 2">
            <text:p/>
          </draw:connector>
          <draw:connector draw:style-name="gr5" draw:text-style-name="P4" draw:layer="layout" draw:type="line" svg:x1="9.082cm" svg:y1="5.042cm" svg:x2="10.183cm" svg:y2="5.044cm" draw:start-shape="id7" draw:start-glue-point="10" svg:d="M9082 5042l1101 2" svg:viewBox="0 0 1102 3">
            <text:p/>
          </draw:connector>
          <draw:connector draw:style-name="gr5" draw:text-style-name="P4" draw:layer="layout" draw:type="line" svg:x1="1.475cm" svg:y1="3.846cm" svg:x2="2.62cm" svg:y2="3.842cm" draw:end-shape="id1" draw:end-glue-point="6" svg:d="M1475 3846l1145-4" svg:viewBox="0 0 1146 5">
            <text:p/>
          </draw:connector>
          <draw:connector draw:style-name="gr5" draw:text-style-name="P4" draw:layer="layout" draw:type="line" svg:x1="1.475cm" svg:y1="4.646cm" svg:x2="2.62cm" svg:y2="4.642cm" draw:end-shape="id3" draw:end-glue-point="6" svg:d="M1475 4646l1145-4" svg:viewBox="0 0 1146 5">
            <text:p/>
          </draw:connector>
          <draw:connector draw:style-name="gr5" draw:text-style-name="P4" draw:layer="layout" draw:type="line" svg:x1="1.475cm" svg:y1="5.446cm" svg:x2="2.62cm" svg:y2="5.442cm" draw:end-shape="id4" draw:end-glue-point="6" svg:d="M1475 5446l1145-4" svg:viewBox="0 0 1146 5">
            <text:p/>
          </draw:connector>
          <draw:connector draw:style-name="gr4" draw:text-style-name="P4" draw:layer="layout" draw:type="line" svg:x1="3.382cm" svg:y1="5.442cm" svg:x2="5.419cm" svg:y2="5.041cm" draw:start-shape="id4" draw:start-glue-point="10" draw:end-shape="id8" draw:end-glue-point="6" svg:d="M3382 5442l2037-401" svg:viewBox="0 0 2038 402">
            <text:p/>
          </draw:connector>
          <draw:connector draw:style-name="gr4" draw:text-style-name="P4" draw:layer="layout" draw:type="line" svg:x1="3.382cm" svg:y1="5.442cm" svg:x2="5.418cm" svg:y2="3.44cm" draw:start-shape="id4" draw:start-glue-point="10" draw:end-shape="id2" draw:end-glue-point="6" svg:d="M3382 5442l2036-2002" svg:viewBox="0 0 2037 2003">
            <text:p/>
          </draw:connector>
          <draw:connector draw:style-name="gr4" draw:text-style-name="P4" draw:layer="layout" draw:type="line" svg:x1="3.382cm" svg:y1="3.842cm" svg:x2="5.419cm" svg:y2="5.041cm" draw:start-shape="id1" draw:start-glue-point="10" draw:end-shape="id8" draw:end-glue-point="6" svg:d="M3382 3842l2037 1199" svg:viewBox="0 0 2038 1200">
            <text:p/>
          </draw:connector>
          <draw:connector draw:style-name="gr4" draw:text-style-name="P4" draw:layer="layout" draw:type="line" svg:x1="3.382cm" svg:y1="3.842cm" svg:x2="5.419cm" svg:y2="5.841cm" draw:start-shape="id1" draw:start-glue-point="10" draw:end-shape="id9" draw:end-glue-point="6" svg:d="M3382 3842l2037 1999" svg:viewBox="0 0 2038 2000">
            <text:p/>
          </draw:connector>
          <draw:connector draw:style-name="gr4" draw:text-style-name="P4" draw:layer="layout" draw:type="line" svg:x1="3.382cm" svg:y1="4.642cm" svg:x2="5.419cm" svg:y2="5.041cm" draw:start-shape="id3" draw:start-glue-point="10" draw:end-shape="id8" draw:end-glue-point="6" svg:d="M3382 4642l2037 399" svg:viewBox="0 0 2038 400">
            <text:p/>
          </draw:connector>
          <draw:connector draw:style-name="gr4" draw:text-style-name="P4" draw:layer="layout" draw:type="line" svg:x1="3.382cm" svg:y1="4.642cm" svg:x2="5.419cm" svg:y2="5.841cm" draw:start-shape="id3" draw:start-glue-point="10" draw:end-shape="id9" draw:end-glue-point="6" svg:d="M3382 4642l2037 1199" svg:viewBox="0 0 2038 1200">
            <text:p/>
          </draw:connector>
          <draw:connector draw:style-name="gr4" draw:text-style-name="P4" draw:layer="layout" draw:type="line" svg:x1="3.382cm" svg:y1="5.442cm" svg:x2="5.419cm" svg:y2="5.841cm" draw:start-shape="id4" draw:start-glue-point="10" draw:end-shape="id9" draw:end-glue-point="6" svg:d="M3382 5442l2037 399" svg:viewBox="0 0 2038 400">
            <text:p/>
          </draw:connector>
        </draw:g>
        <draw:g>
          <draw:custom-shape draw:style-name="gr1" draw:text-style-name="P1" xml:id="id11" draw:id="id11" draw:layer="layout" svg:width="0.762cm" svg:height="0.762cm" svg:x="5.418cm" svg:y="8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layout" svg:width="0.762cm" svg:height="0.762cm" svg:x="5.419cm" svg:y="9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7" draw:id="id17" draw:layer="layout" svg:width="0.762cm" svg:height="0.762cm" svg:x="5.419cm" svg:y="10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0.762cm" svg:height="0.762cm" svg:x="5.419cm" svg:y="10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762cm" svg:height="0.762cm" svg:x="8.32cm" svg:y="9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762cm" svg:height="0.762cm" svg:x="8.32cm" svg:y="10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0" draw:id="id10" draw:layer="layout" svg:width="0.762cm" svg:height="0.762cm" svg:x="2.62cm" svg:y="8.8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2" draw:id="id12" draw:layer="layout" svg:width="0.762cm" svg:height="0.762cm" svg:x="2.62cm" svg:y="9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3" draw:id="id13" draw:layer="layout" svg:width="0.762cm" svg:height="0.762cm" svg:x="2.62cm" svg:y="10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3.382cm" svg:y1="9.243cm" svg:x2="5.418cm" svg:y2="8.841cm" draw:start-shape="id10" draw:start-glue-point="10" draw:end-shape="id11" draw:end-glue-point="6" svg:d="M3382 9243l2036-402" svg:viewBox="0 0 2037 403">
            <text:p/>
          </draw:connector>
          <draw:connector draw:style-name="gr4" draw:text-style-name="P4" draw:layer="layout" draw:type="line" svg:x1="3.382cm" svg:y1="10.043cm" svg:x2="5.418cm" svg:y2="8.841cm" draw:start-shape="id12" draw:start-glue-point="10" draw:end-shape="id11" draw:end-glue-point="6" svg:d="M3382 10043l2036-1202" svg:viewBox="0 0 2037 1203">
            <text:p/>
          </draw:connector>
          <draw:connector draw:style-name="gr4" draw:text-style-name="P4" draw:layer="layout" draw:type="line" svg:x1="3.382cm" svg:y1="10.843cm" svg:x2="5.418cm" svg:y2="8.841cm" draw:start-shape="id13" draw:start-glue-point="10" draw:end-shape="id11" draw:end-glue-point="6" svg:d="M3382 10843l2036-2002" svg:viewBox="0 0 2037 2003">
            <text:p/>
          </draw:connector>
          <draw:connector draw:style-name="gr4" draw:text-style-name="P4" draw:layer="layout" draw:type="line" svg:x1="3.382cm" svg:y1="9.243cm" svg:x2="5.419cm" svg:y2="9.642cm" draw:start-shape="id10" draw:start-glue-point="10" draw:end-shape="id14" draw:end-glue-point="6" svg:d="M3382 9243l2037 399" svg:viewBox="0 0 2038 400">
            <text:p/>
          </draw:connector>
          <draw:connector draw:style-name="gr4" draw:text-style-name="P4" draw:layer="layout" draw:type="line" svg:x1="3.382cm" svg:y1="10.043cm" svg:x2="5.419cm" svg:y2="9.642cm" draw:start-shape="id12" draw:start-glue-point="10" draw:end-shape="id14" draw:end-glue-point="6" svg:d="M3382 10043l2037-401" svg:viewBox="0 0 2038 402">
            <text:p/>
          </draw:connector>
          <draw:connector draw:style-name="gr4" draw:text-style-name="P4" draw:layer="layout" draw:type="line" svg:x1="3.382cm" svg:y1="10.843cm" svg:x2="5.419cm" svg:y2="9.642cm" draw:start-shape="id13" draw:start-glue-point="10" draw:end-shape="id14" draw:end-glue-point="6" svg:d="M3382 10843l2037-1201" svg:viewBox="0 0 2038 1202">
            <text:p/>
          </draw:connector>
          <draw:connector draw:style-name="gr4" draw:text-style-name="P4" draw:layer="layout" draw:type="line" svg:x1="6.18cm" svg:y1="8.841cm" svg:x2="8.32cm" svg:y2="9.643cm" draw:start-shape="id11" draw:start-glue-point="10" draw:end-shape="id15" draw:end-glue-point="6" svg:d="M6180 8841l2140 802" svg:viewBox="0 0 2141 803">
            <text:p/>
          </draw:connector>
          <draw:connector draw:style-name="gr4" draw:text-style-name="P4" draw:layer="layout" draw:type="line" svg:x1="6.18cm" svg:y1="8.841cm" svg:x2="8.32cm" svg:y2="10.443cm" draw:start-shape="id11" draw:start-glue-point="10" draw:end-shape="id16" draw:end-glue-point="6" svg:d="M6180 8841l2140 1602" svg:viewBox="0 0 2141 1603">
            <text:p/>
          </draw:connector>
          <draw:connector draw:style-name="gr4" draw:text-style-name="P4" draw:layer="layout" draw:type="line" svg:x1="6.181cm" svg:y1="9.642cm" svg:x2="8.32cm" svg:y2="9.643cm" draw:start-shape="id14" draw:start-glue-point="10" draw:end-shape="id15" draw:end-glue-point="6" svg:d="M6181 9642l2139 1" svg:viewBox="0 0 2140 2">
            <text:p/>
          </draw:connector>
          <draw:connector draw:style-name="gr4" draw:text-style-name="P4" draw:layer="layout" draw:type="line" svg:x1="6.181cm" svg:y1="9.642cm" svg:x2="8.32cm" svg:y2="10.443cm" draw:start-shape="id14" draw:start-glue-point="10" draw:end-shape="id16" draw:end-glue-point="6" svg:d="M6181 9642l2139 801" svg:viewBox="0 0 2140 802">
            <text:p/>
          </draw:connector>
          <draw:connector draw:style-name="gr4" draw:text-style-name="P4" draw:layer="layout" draw:type="line" svg:x1="6.181cm" svg:y1="10.442cm" svg:x2="8.32cm" svg:y2="9.643cm" draw:start-shape="id17" draw:start-glue-point="10" draw:end-shape="id15" draw:end-glue-point="6" svg:d="M6181 10442l2139-799" svg:viewBox="0 0 2140 800">
            <text:p/>
          </draw:connector>
          <draw:connector draw:style-name="gr4" draw:text-style-name="P4" draw:layer="layout" draw:type="line" svg:x1="6.181cm" svg:y1="10.442cm" svg:x2="8.32cm" svg:y2="10.443cm" draw:start-shape="id17" draw:start-glue-point="10" draw:end-shape="id16" draw:end-glue-point="6" svg:d="M6181 10442l2139 1" svg:viewBox="0 0 2140 2">
            <text:p/>
          </draw:connector>
          <draw:connector draw:style-name="gr4" draw:text-style-name="P4" draw:layer="layout" draw:type="line" svg:x1="6.181cm" svg:y1="11.242cm" svg:x2="8.32cm" svg:y2="9.643cm" draw:start-shape="id18" draw:start-glue-point="10" draw:end-shape="id15" draw:end-glue-point="6" svg:d="M6181 11242l2139-1599" svg:viewBox="0 0 2140 1600">
            <text:p/>
          </draw:connector>
          <draw:connector draw:style-name="gr4" draw:text-style-name="P4" draw:layer="layout" draw:type="line" svg:x1="6.181cm" svg:y1="11.242cm" svg:x2="8.32cm" svg:y2="10.443cm" draw:start-shape="id18" draw:start-glue-point="10" draw:end-shape="id16" draw:end-glue-point="6" svg:d="M6181 11242l2139-799" svg:viewBox="0 0 2140 800">
            <text:p/>
          </draw:connector>
          <draw:connector draw:style-name="gr5" draw:text-style-name="P4" draw:layer="layout" draw:type="line" svg:x1="9.082cm" svg:y1="9.643cm" svg:x2="10.183cm" svg:y2="9.644cm" draw:start-shape="id15" draw:start-glue-point="10" svg:d="M9082 9643l1101 1" svg:viewBox="0 0 1102 2">
            <text:p/>
          </draw:connector>
          <draw:connector draw:style-name="gr5" draw:text-style-name="P4" draw:layer="layout" draw:type="line" svg:x1="9.082cm" svg:y1="10.443cm" svg:x2="10.183cm" svg:y2="10.445cm" draw:start-shape="id16" draw:start-glue-point="10" svg:d="M9082 10443l1101 2" svg:viewBox="0 0 1102 3">
            <text:p/>
          </draw:connector>
          <draw:connector draw:style-name="gr5" draw:text-style-name="P4" draw:layer="layout" draw:type="line" svg:x1="1.475cm" svg:y1="9.247cm" svg:x2="2.62cm" svg:y2="9.243cm" draw:end-shape="id10" draw:end-glue-point="6" svg:d="M1475 9247l1145-4" svg:viewBox="0 0 1146 5">
            <text:p/>
          </draw:connector>
          <draw:connector draw:style-name="gr5" draw:text-style-name="P4" draw:layer="layout" draw:type="line" svg:x1="1.475cm" svg:y1="10.047cm" svg:x2="2.62cm" svg:y2="10.043cm" draw:end-shape="id12" draw:end-glue-point="6" svg:d="M1475 10047l1145-4" svg:viewBox="0 0 1146 5">
            <text:p/>
          </draw:connector>
          <draw:connector draw:style-name="gr5" draw:text-style-name="P4" draw:layer="layout" draw:type="line" svg:x1="1.475cm" svg:y1="10.847cm" svg:x2="2.62cm" svg:y2="10.843cm" draw:end-shape="id13" draw:end-glue-point="6" svg:d="M1475 10847l1145-4" svg:viewBox="0 0 1146 5">
            <text:p/>
          </draw:connector>
          <draw:connector draw:style-name="gr4" draw:text-style-name="P4" draw:layer="layout" draw:type="line" svg:x1="3.382cm" svg:y1="10.843cm" svg:x2="5.419cm" svg:y2="10.442cm" draw:start-shape="id13" draw:start-glue-point="10" draw:end-shape="id17" draw:end-glue-point="6" svg:d="M3382 10843l2037-401" svg:viewBox="0 0 2038 402">
            <text:p/>
          </draw:connector>
          <draw:connector draw:style-name="gr4" draw:text-style-name="P4" draw:layer="layout" draw:type="line" svg:x1="3.382cm" svg:y1="10.843cm" svg:x2="5.418cm" svg:y2="8.841cm" draw:start-shape="id13" draw:start-glue-point="10" draw:end-shape="id11" draw:end-glue-point="6" svg:d="M3382 10843l2036-2002" svg:viewBox="0 0 2037 2003">
            <text:p/>
          </draw:connector>
          <draw:connector draw:style-name="gr4" draw:text-style-name="P4" draw:layer="layout" draw:type="line" svg:x1="3.382cm" svg:y1="9.243cm" svg:x2="5.419cm" svg:y2="10.442cm" draw:start-shape="id10" draw:start-glue-point="10" draw:end-shape="id17" draw:end-glue-point="6" svg:d="M3382 9243l2037 1199" svg:viewBox="0 0 2038 1200">
            <text:p/>
          </draw:connector>
          <draw:connector draw:style-name="gr4" draw:text-style-name="P4" draw:layer="layout" draw:type="line" svg:x1="3.382cm" svg:y1="9.243cm" svg:x2="5.419cm" svg:y2="11.242cm" draw:start-shape="id10" draw:start-glue-point="10" draw:end-shape="id18" draw:end-glue-point="6" svg:d="M3382 9243l2037 1999" svg:viewBox="0 0 2038 2000">
            <text:p/>
          </draw:connector>
          <draw:connector draw:style-name="gr4" draw:text-style-name="P4" draw:layer="layout" draw:type="line" svg:x1="3.382cm" svg:y1="10.043cm" svg:x2="5.419cm" svg:y2="10.442cm" draw:start-shape="id12" draw:start-glue-point="10" draw:end-shape="id17" draw:end-glue-point="6" svg:d="M3382 10043l2037 399" svg:viewBox="0 0 2038 400">
            <text:p/>
          </draw:connector>
          <draw:connector draw:style-name="gr4" draw:text-style-name="P4" draw:layer="layout" draw:type="line" svg:x1="3.382cm" svg:y1="10.043cm" svg:x2="5.419cm" svg:y2="11.242cm" draw:start-shape="id12" draw:start-glue-point="10" draw:end-shape="id18" draw:end-glue-point="6" svg:d="M3382 10043l2037 1199" svg:viewBox="0 0 2038 1200">
            <text:p/>
          </draw:connector>
          <draw:connector draw:style-name="gr4" draw:text-style-name="P4" draw:layer="layout" draw:type="line" svg:x1="3.382cm" svg:y1="10.843cm" svg:x2="5.419cm" svg:y2="11.242cm" draw:start-shape="id13" draw:start-glue-point="10" draw:end-shape="id18" draw:end-glue-point="6" svg:d="M3382 10843l2037 399" svg:viewBox="0 0 2038 400">
            <text:p/>
          </draw:connector>
        </draw:g>
        <draw:custom-shape draw:style-name="gr6" draw:text-style-name="P5" draw:layer="layout" svg:width="0.381cm" svg:height="3.302cm" svg:x="4.302cm" svg:y="5.6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381cm" svg:height="3.302cm" svg:x="3.902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381cm" svg:height="3.302cm" svg:x="3.502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381cm" svg:height="3.302cm" svg:x="7.502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381cm" svg:height="3.302cm" svg:x="7.102cm" svg:y="5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381cm" svg:height="3.302cm" svg:x="6.702cm" svg:y="5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7:57:49.836109871</meta:creation-date>
    <dc:date>2018-12-05T18:30:39.374466673</dc:date>
    <meta:editing-duration>PT32M46S</meta:editing-duration>
    <meta:editing-cycles>10</meta:editing-cycles>
    <meta:generator>LibreOffice/6.0.5.2$MacOSX_X86_64 LibreOffice_project/54c8cbb85f300ac59db32fe8a675ff7683cd5a16</meta:generator>
    <meta:document-statistic meta:object-count="78"/>
  </office:meta>
</office:document-meta>
</file>